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ce23" table:number-columns-repeated="6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arifa</text:p>
          </table:table-cell>
          <table:table-cell table:style-name="ce2" office:value-type="string" calcext:value-type="string">
            <text:p>Estandar</text:p>
          </table:table-cell>
          <table:table-cell table:style-name="ce2" office:value-type="string" calcext:value-type="string">
            <text:p>Leisure Plus</text:p>
          </table:table-cell>
          <table:table-cell table:style-name="ce2" office:value-type="string" calcext:value-type="string">
            <text:p>Business Plus</text:p>
          </table:table-cell>
          <table:table-cell table:style-name="ce30"/>
          <table:table-cell table:style-name="ce5" office:value-type="string" calcext:value-type="string">
            <text:p>Avión</text:p>
          </table:table-cell>
          <table:table-cell table:style-name="ce2" office:value-type="string" calcext:value-type="string">
            <text:p>Estandar</text:p>
          </table:table-cell>
          <table:table-cell table:style-name="ce2" office:value-type="string" calcext:value-type="string">
            <text:p>Leisure Plus</text:p>
          </table:table-cell>
          <table:table-cell table:style-name="ce2" office:value-type="string" calcext:value-type="string">
            <text:p>Business Plus</text:p>
          </table:table-cell>
          <table:table-cell table:style-name="ce2" office:value-type="string" calcext:value-type="string">
            <text:p>Total billetes</text:p>
          </table:table-cell>
          <table:table-cell table:style-name="ce2" office:value-type="string" calcext:value-type="string">
            <text:p>Total capacidad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Equipaje (Kg)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0" calcext:value-type="float">
            <text:p>40</text:p>
          </table:table-cell>
          <table:table-cell/>
          <table:table-cell table:style-name="ce25" office:value-type="string" calcext:value-type="string">
            <text:p>AV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1" calcext:value-type="float">
            <text:p>31</text:p>
          </table:table-cell>
          <table:table-cell table:style-name="ce26" table:formula="of:=SUM([.I7:.K7])" office:value-type="float" office:value="90" calcext:value-type="float">
            <text:p>90</text:p>
          </table:table-cell>
          <table:table-cell table:style-name="ce26" table:formula="of:=SUMPRODUCT([.D7:.F7];[.I7:.K7])" office:value-type="float" office:value="1698" calcext:value-type="float">
            <text:p>1698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recio (€)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7" office:value-type="string" calcext:value-type="string">
            <text:p>AV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4" calcext:value-type="float">
            <text:p>34</text:p>
          </table:table-cell>
          <table:table-cell table:style-name="ce9" table:formula="of:=SUM([.I8:.K8])" office:value-type="float" office:value="120" calcext:value-type="float">
            <text:p>120</text:p>
          </table:table-cell>
          <table:table-cell table:style-name="ce9" table:formula="of:=SUMPRODUCT([.D7:.F7];[.I8:.K8])" office:value-type="float" office:value="2700" calcext:value-type="float">
            <text:p>2700</text:p>
          </table:table-cell>
        </table:table-row>
        <table:table-row table:style-name="ro1">
          <table:table-cell table:number-columns-repeated="7"/>
          <table:table-cell table:style-name="ce25" office:value-type="string" calcext:value-type="string">
            <text:p>AV3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SUM([.I9:.K9])" office:value-type="float" office:value="200" calcext:value-type="float">
            <text:p>200</text:p>
          </table:table-cell>
          <table:table-cell table:style-name="ce26" table:formula="of:=SUMPRODUCT([.D7:.F7];[.I9:.K9])" office:value-type="float" office:value="1299" calcext:value-type="float">
            <text:p>1299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AV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formula="of:=SUM([.I10:.K10])" office:value-type="float" office:value="150" calcext:value-type="float">
            <text:p>150</text:p>
          </table:table-cell>
          <table:table-cell table:style-name="ce9" table:formula="of:=SUMPRODUCT([.D7:.F7];[.I10:.K10])" office:value-type="float" office:value="1700" calcext:value-type="float">
            <text:p>1700</text:p>
          </table:table-cell>
        </table:table-row>
        <table:table-row table:style-name="ro1">
          <table:table-cell table:number-columns-repeated="7"/>
          <table:table-cell table:style-name="ce25" office:value-type="string" calcext:value-type="string">
            <text:p>AV5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SUM([.I11:.K11])" office:value-type="float" office:value="190" calcext:value-type="float">
            <text:p>190</text:p>
          </table:table-cell>
          <table:table-cell table:style-name="ce26" table:formula="of:=SUMPRODUCT([.D7:.F7];[.I11:.K11])" office:value-type="float" office:value="1993" calcext:value-type="float">
            <text:p>1993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Avión</text:p>
          </table:table-cell>
          <table:table-cell table:style-name="ce5" office:value-type="string" calcext:value-type="string">
            <text:p>Asientos</text:p>
          </table:table-cell>
          <table:table-cell table:style-name="ce12" office:value-type="string" calcext:value-type="string">
            <text:p>Capacidad (Kg)</text:p>
          </table:table-cell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11" table:formula="of:=SUM([.I7:.I11])" office:value-type="float" office:value="450" calcext:value-type="float">
            <text:p>450</text:p>
          </table:table-cell>
          <table:table-cell table:style-name="ce11" table:formula="of:=SUM([.J7:.J11])" office:value-type="float" office:value="153" calcext:value-type="float">
            <text:p>153</text:p>
          </table:table-cell>
          <table:table-cell table:style-name="ce11" table:formula="of:=SUM([.K7:.K11])" office:value-type="float" office:value="147" calcext:value-type="float">
            <text:p>147</text:p>
          </table:table-cell>
          <table:table-cell table:style-name="ce11" table:formula="of:=SUM([.I12:.K12])" office:value-type="float" office:value="750" calcext:value-type="float">
            <text:p>750</text:p>
          </table:table-cell>
          <table:table-cell table:style-name="ce11" table:formula="of:=SUM([.M7:.M11])" office:value-type="float" office:value="9390" calcext:value-type="float">
            <text:p>9390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AV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700" calcext:value-type="float">
            <text:p>1700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7" office:value-type="string" calcext:value-type="string">
            <text:p>AV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700" calcext:value-type="float">
            <text:p>27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 office:value-type="string" calcext:value-type="string">
            <text:p>AV3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300" calcext:value-type="float">
            <text:p>13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>
            <text:p>AV4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 office:value-type="string" calcext:value-type="string">
            <text:p>AV5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000" calcext:value-type="float">
            <text:p>2000</text:p>
          </table:table-cell>
          <table:table-cell/>
          <table:table-cell table:style-name="ce15" office:value-type="string" calcext:value-type="string">
            <text:p>Beneficio total:</text:p>
          </table:table-cell>
          <table:table-cell table:style-name="ce17" table:formula="of:=SUMPRODUCT([.D8:.F8]; [.I12:.K12])" office:value-type="float" office:value="26190" calcext:value-type="float">
            <text:p>2619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9" table:formula="of:=SUM([.D13:.D17])" office:value-type="float" office:value="750" calcext:value-type="float">
            <text:p>750</text:p>
          </table:table-cell>
          <table:table-cell table:style-name="ce9" table:formula="of:=SUM([.E13:.E17])" office:value-type="float" office:value="9400" calcext:value-type="float">
            <text:p>94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6" office:value-type="string" calcext:value-type="string">
            <text:p>60% Total →</text:p>
          </table:table-cell>
          <table:table-cell table:style-name="ce26" table:formula="of:=0.6*[.D18]"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9"/>
          <table:table-cell table:number-columns-repeated="7"/>
        </table:table-row>
        <table:named-expressions>
          <table:named-range table:name="solver_adj" table:base-cell-address="$Sheet1.$A$1" table:cell-range-address=".$I$7:.$K$11"/>
          <table:named-expression table:name="solver_asr" table:base-cell-address="$Sheet1.$A$1" table:expression="0"/>
          <table:named-expression table:name="solver_bbd" table:base-cell-address="$Sheet1.$A$1" table:expression="0"/>
          <table:named-expression table:name="solver_ccoeff" table:base-cell-address="$Sheet1.$A$1" table:expression="0"/>
          <table:named-expression table:name="solver_cog" table:base-cell-address="$Sheet1.$A$1" table:expression="0"/>
          <table:named-expression table:name="solver_crpb" table:base-cell-address="$Sheet1.$A$1" table:expression="0"/>
          <table:named-expression table:name="solver_eng" table:base-cell-address="$Sheet1.$A$1" table:expression="2"/>
          <table:named-expression table:name="solver_eps" table:base-cell-address="$Sheet1.$A$1" table:expression="0"/>
          <table:named-expression table:name="solver_int" table:base-cell-address="$Sheet1.$A$1" table:expression="1"/>
          <table:named-range table:name="solver_lhs1" table:base-cell-address="$Sheet1.$A$1" table:cell-range-address=".$L$7:.$L$11"/>
          <table:named-range table:name="solver_lhs2" table:base-cell-address="$Sheet1.$A$1" table:cell-range-address=".$M$7:.$M$11"/>
          <table:named-range table:name="solver_lhs3" table:base-cell-address="$Sheet1.$A$1" table:cell-range-address=".$J$7:.$J$11"/>
          <table:named-range table:name="solver_lhs4" table:base-cell-address="$Sheet1.$A$1" table:cell-range-address=".$K$7:.$K$11"/>
          <table:named-range table:name="solver_lhs5" table:base-cell-address="$Sheet1.$A$1" table:cell-range-address=".$I$12"/>
          <table:named-expression table:name="solver_lo_eng" table:base-cell-address="$Sheet1.$A$1" table:expression="&quot;com.sun.star.comp.Calc.LpsolveSolver&quot;"/>
          <table:named-expression table:name="solver_mtpb" table:base-cell-address="$Sheet1.$A$1" table:expression="0"/>
          <table:named-expression table:name="solver_neg" table:base-cell-address="$Sheet1.$A$1" table:expression="1"/>
          <table:named-expression table:name="solver_num" table:base-cell-address="$Sheet1.$A$1" table:expression="5"/>
          <table:named-range table:name="solver_opt" table:base-cell-address="$Sheet1.$A$1" table:cell-range-address=".$H$17"/>
          <table:named-expression table:name="solver_rel1" table:base-cell-address="$Sheet1.$A$1" table:expression="1"/>
          <table:named-expression table:name="solver_rel2" table:base-cell-address="$Sheet1.$A$1" table:expression="1"/>
          <table:named-expression table:name="solver_rel3" table:base-cell-address="$Sheet1.$A$1" table:expression="3"/>
          <table:named-expression table:name="solver_rel4" table:base-cell-address="$Sheet1.$A$1" table:expression="3"/>
          <table:named-expression table:name="solver_rel5" table:base-cell-address="$Sheet1.$A$1" table:expression="3"/>
          <table:named-range table:name="solver_rhs1" table:base-cell-address="$Sheet1.$A$1" table:cell-range-address=".$D$13:.$D$17"/>
          <table:named-range table:name="solver_rhs2" table:base-cell-address="$Sheet1.$A$1" table:cell-range-address=".$E$13:.$E$17"/>
          <table:named-expression table:name="solver_rhs3" table:base-cell-address="$Sheet1.$A$1" table:expression="20"/>
          <table:named-expression table:name="solver_rhs4" table:base-cell-address="$Sheet1.$A$1" table:expression="10"/>
          <table:named-range table:name="solver_rhs5" table:base-cell-address="$Sheet1.$A$1" table:cell-range-address=".$D$19"/>
          <table:named-expression table:name="solver_smax" table:base-cell-address="$Sheet1.$A$1" table:expression="0"/>
          <table:named-expression table:name="solver_smin" table:base-cell-address="$Sheet1.$A$1" table:expression="0"/>
          <table:named-expression table:name="solver_soc" table:base-cell-address="$Sheet1.$A$1" table:expression="0"/>
          <table:named-expression table:name="solver_stol" table:base-cell-address="$Sheet1.$A$1" table:expression="0"/>
          <table:named-expression table:name="solver_tim" table:base-cell-address="$Sheet1.$A$1" table:expression="100"/>
          <table:named-expression table:name="solver_typ" table:base-cell-address="$Sheet1.$A$1" table:expression="1"/>
          <table:named-expression table:name="solver_vrt" table:base-cell-address="$Sheet1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9:02:03.967961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29:00.497243415</meta:creation-date>
    <meta:editing-duration>PT43M30S</meta:editing-duration>
    <meta:editing-cycles>7</meta:editing-cycles>
    <meta:generator>LibreOffice/24.2.6.2$Linux_X86_64 LibreOffice_project/420$Build-2</meta:generator>
    <dc:date>2024-10-21T19:10:02.748640258</dc:date>
    <meta:document-statistic meta:table-count="1" meta:cell-count="79" meta:object-count="0"/>
    <meta:user-defined meta:name=""/>
  </office:meta>
</office:document-meta>
</file>